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 2" svg:font-family="'Wingdings 2'" style:font-charset="x-symbol"/>
    <style:font-face style:name="SymbolPS" svg:font-family="SymbolPS" style:font-family-generic="roman" style:font-pitch="variable" style:font-charset="x-symbol"/>
    <style:font-face style:name="StarSymbol1" svg:font-family="StarSymbol"/>
    <style:font-face style:name="StarSymbol" svg:font-family="StarSymbol, 'Arial Unicode MS'"/>
    <style:font-face style:name="Lohit Tamil" svg:font-family="'Lohit Tami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font-name-complex="Lohit Tamil"/>
    </style:style>
    <style:style style:name="P5" style:family="paragraph" style:parent-style-name="Standard">
      <style:text-properties style:font-name="Lohit Tamil" fo:font-size="11pt" fo:font-style="normal" fo:font-weight="bold" style:font-size-asian="11pt" style:font-style-asian="normal" style:font-weight-asian="bold" style:font-name-complex="Lohit Tamil" style:font-size-complex="11pt" style:font-style-complex="normal" style:font-weight-complex="bold"/>
    </style:style>
    <style:style style:name="P6" style:family="paragraph" style:parent-style-name="Standard">
      <style:text-properties fo:font-weight="bold" style:font-weight-asian="bold" style:font-name-complex="Lohit Tamil" style:font-weight-complex="bold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name-complex="Lohit Tamil" style:font-style-complex="normal" style:font-weight-complex="bold"/>
    </style:style>
    <style:style style:name="P9" style:family="paragraph" style:parent-style-name="Standard" style:list-style-name="L1">
      <style:text-properties style:font-name-complex="Lohit Tamil"/>
    </style:style>
    <style:style style:name="P10" style:family="paragraph" style:parent-style-name="Standard">
      <style:text-properties style:font-name="Lohit Tamil" fo:font-size="11pt" fo:font-style="normal" fo:font-weight="bold" style:font-size-asian="11pt" style:font-style-asian="normal" style:font-weight-asian="bold" style:font-name-complex="Lohit Tamil" style:font-size-complex="11pt" style:font-style-complex="normal" style:font-weight-complex="bold"/>
    </style:style>
    <style:style style:name="P11" style:family="paragraph" style:parent-style-name="Standard" style:list-style-name="L2">
      <style:text-properties style:font-name="Lohit Tamil" fo:font-size="11pt" fo:font-style="normal" fo:font-weight="bold" style:font-size-asian="11pt" style:font-style-asian="normal" style:font-weight-asian="bold" style:font-name-complex="Lohit Tamil" style:font-size-complex="11pt" style:font-style-complex="normal" style:font-weight-complex="bold"/>
    </style:style>
    <style:style style:name="P12" style:family="paragraph" style:parent-style-name="Standard" style:list-style-name="L3">
      <style:text-properties style:font-name="Lohit Tamil" fo:font-size="11pt" fo:font-style="normal" fo:font-weight="bold" style:font-size-asian="11pt" style:font-style-asian="normal" style:font-weight-asian="bold" style:font-name-complex="Lohit Tamil" style:font-size-complex="11pt" style:font-style-complex="normal" style:font-weight-complex="bold"/>
    </style:style>
    <style:style style:name="P13" style:family="paragraph" style:parent-style-name="Standard" style:list-style-name="L2"/>
    <style:style style:name="T1" style:family="text">
      <style:text-properties style:font-name-complex="Lohit Tami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/><text:span text:style-name="T1">பாகுபடுத்துதல் (அ) பிரித்தல்</text:span></text:p>
      <text:p text:style-name="P8">Classification</text:p>
      <text:p text:style-name="P4"/>
      <text:p text:style-name="P4">பின்வருவனவற்றை எவ்வாறு பிரிக்கலாம்?</text:p>
      <text:p text:style-name="P4"/>
      <text:list text:style-name="L1">
        <text:list-item>
          <text:p text:style-name="P9">வேதியியல் தனிமங்கள்</text:p>
        </text:list-item>
        <text:list-item>
          <text:p text:style-name="P9">மக்கள்</text:p>
        </text:list-item>
        <text:list-item>
          <text:p text:style-name="P9">தாவரங்கள்</text:p>
        </text:list-item>
        <text:list-item>
          <text:p text:style-name="P9">வான்மண்டலப் பொருட்கள்</text:p>
        </text:list-item>
        <text:list-item>
          <text:p text:style-name="P9">போக்குவரத்து முறை</text:p>
        </text:list-item>
      </text:list>
      <text:p text:style-name="P3"/>
      <text:p text:style-name="P3">NOTE: </text:p>
      <text:p text:style-name="P5"><text:s/>வைசேஷிகமுறையில் பொருட்கள் பரவலான பதார்த்தங்களாகப் பிரிக்கப் படுகின்றன.</text:p>
      <text:list text:style-name="L2">
        <text:list-item>
          <text:p text:style-name="P11">பொருளின் தன்மை (Substance), தரம்(Quality), செயல்பாடு(Action), பொதுவான பண்புகள்(Generality), குறிப்பிடத்தக்க பண்புகள் (Particularity), உள்ளீடாக இருக்கும் பண்புகள்(Inherence), மற்றும் இல்லாமை (Absence)</text:p>
          <text:p text:style-name="P13"/>
        </text:list-item>
      </text:list>
      <text:p text:style-name="P4">ஒவ்வொரு பதார்த்தத்திற்கும் ஏற்ற ஒரு உதாரணம் கொடுக்கவும். ஒரு பதார்த்தத்திற்கு மேற்பட்ட அளவில் சுட்டிக் காட்டப்படும் உதாரணம் உள்ளதா? அவ்வாறு செய்வதன் முக்கியத்துவம் என்ன?</text:p>
      <text:p text:style-name="Standard"/>
      <text:list text:style-name="L3">
        <text:list-item>
          <text:p text:style-name="P12">பொருளின் தன்மை (Substance)</text:p>
        </text:list-item>
      </text:list>
      <text:p text:style-name="P5"/>
      <text:p text:style-name="P5"/>
      <text:list text:style-name="L3" text:continue-numbering="true">
        <text:list-item>
          <text:p text:style-name="P12">தரம்(Quality)</text:p>
        </text:list-item>
      </text:list>
      <text:p text:style-name="P5"/>
      <text:p text:style-name="P5"/>
      <text:list text:style-name="L3" text:continue-numbering="true">
        <text:list-item>
          <text:p text:style-name="P12">செயல்பாடு(Action)</text:p>
        </text:list-item>
      </text:list>
      <text:p text:style-name="P5"/>
      <text:p text:style-name="P5"/>
      <text:list text:style-name="L3" text:continue-numbering="true">
        <text:list-item>
          <text:p text:style-name="P12">பொதுவான பண்புகள்(Generality)</text:p>
        </text:list-item>
      </text:list>
      <text:p text:style-name="P5"/>
      <text:p text:style-name="P5"/>
      <text:list text:style-name="L3" text:continue-numbering="true">
        <text:list-item>
          <text:p text:style-name="P12">குறிப்பிடத்தக்க பண்புகள் (Particularity)</text:p>
        </text:list-item>
      </text:list>
      <text:p text:style-name="P5"/>
      <text:p text:style-name="P5"/>
      <text:list text:style-name="L3" text:continue-numbering="true">
        <text:list-item>
          <text:p text:style-name="P12">உள்ளீடாக இருக்கும் பண்புகள்(Inherence)</text:p>
        </text:list-item>
      </text:list>
      <text:p text:style-name="P5"/>
      <text:p text:style-name="P5"/>
      <text:list text:style-name="L3" text:continue-numbering="true">
        <text:list-item>
          <text:p text:style-name="P12">இல்லாமை (Absence)</text:p>
        </text:list-item>
      </text:list>
      <text:p text:style-name="Standard"/>
      <text:p text:style-name="P4"/>
      <text:p text:style-name="P6">முக்கியத்துவம்</text:p>
      <text:p text:style-name="Standard"/>
      <text:p text:style-name="Standard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Standard">...............................................................................................................................................................</text:p>
      <text:p text:style-name="Standard">...............................................................................................................................................................</text:p>
      <text:p text:style-name="Standard">....................................................................................................................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 2" svg:font-family="'Wingdings 2'" style:font-charset="x-symbol"/>
    <style:font-face style:name="SymbolPS" svg:font-family="SymbolPS" style:font-family-generic="roman" style:font-pitch="variable" style:font-charset="x-symbol"/>
    <style:font-face style:name="StarSymbol1" svg:font-family="StarSymbol"/>
    <style:font-face style:name="StarSymbol" svg:font-family="StarSymbol, 'Arial Unicode MS'"/>
    <style:font-face style:name="Lohit Tamil" svg:font-family="'Lohit Tami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center" style:justify-single-word="false" fo:text-indent="0cm" style:auto-text-indent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WW8Num3z0" style:family="text">
      <style:text-properties style:font-name="SymbolPS" style:font-name-complex="Times New Roman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2" text:consecutive-numbering="true">
      <text:list-level-style-number text:level="1" style:num-suffix=")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">
      <text:list-level-style-bullet text:level="1" text:style-name="WW8Num3z0" style:num-suffix="." text:bullet-char="">
        <style:text-properties fo:font-family="Wingdings" style:font-charset="x-symbol"/>
      </text:list-level-style-bullet>
      <text:list-level-style-bullet text:level="2" text:style-name="WW8Num3z1" style:num-suffix="." text:bullet-char="">
        <style:text-properties style:font-name="Wingdings 2"/>
      </text:list-level-style-bullet>
      <text:list-level-style-bullet text:level="3" text:style-name="WW8Num3z2" style:num-suffix="." text:bullet-char="■">
        <style:text-properties style:font-name="StarSymbol"/>
      </text:list-level-style-bullet>
      <text:list-level-style-bullet text:level="4" text:style-name="WW8Num3z0" style:num-suffix="." text:bullet-char="">
        <style:text-properties fo:font-family="Wingdings" style:font-charset="x-symbol"/>
      </text:list-level-style-bullet>
      <text:list-level-style-bullet text:level="5" text:style-name="WW8Num3z1" style:num-suffix="." text:bullet-char="">
        <style:text-properties style:font-name="Wingdings 2"/>
      </text:list-level-style-bullet>
      <text:list-level-style-bullet text:level="6" text:style-name="WW8Num3z2" style:num-suffix="." text:bullet-char="■">
        <style:text-properties style:font-name="StarSymbol"/>
      </text:list-level-style-bullet>
      <text:list-level-style-bullet text:level="7" text:style-name="WW8Num3z0" style:num-suffix="." text:bullet-char="">
        <style:text-properties fo:font-family="Wingdings" style:font-charset="x-symbol"/>
      </text:list-level-style-bullet>
      <text:list-level-style-bullet text:level="8" text:style-name="WW8Num3z1" style:num-suffix="." text:bullet-char="">
        <style:text-properties style:font-name="Wingdings 2"/>
      </text:list-level-style-bullet>
      <text:list-level-style-bullet text:level="9" text:style-name="WW8Num3z2" style:num-suffix="." text:bullet-char="■">
        <style:text-properties style:font-name="StarSymbol"/>
      </text:list-level-style-bullet>
      <text:list-level-style-number text:level="10" style:num-suffix="." style:num-format="1"/>
    </text:list-style>
    <text:list-style style:name="WW8Num4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">
      <text:list-level-style-number text:level="1" style:num-suffix=".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6">
      <text:list-level-style-number text:level="1" style:num-suffix=".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7">
      <text:list-level-style-number text:level="1" style:num-suffix="." style:num-format="1" text:start-value="4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8">
      <text:list-level-style-number text:level="1" style:num-suffix="." style:num-format="1" text:start-value="5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9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0">
      <text:list-level-style-number text:level="1" style:num-suffix=".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1">
      <text:list-level-style-number text:level="1" style:num-suffix=".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2">
      <text:list-level-style-number text:level="1" style:num-suffix="." style:num-format="1" text:start-value="4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3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4">
      <text:list-level-style-number text:level="1" style:num-suffix=".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5">
      <text:list-level-style-number text:level="1" style:num-suffix=".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6">
      <text:list-level-style-number text:level="1" style:num-suffix="." style:num-format="1" text:start-value="4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7">
      <text:list-level-style-number text:level="1" style:num-suffix="." style:num-format="1" text:start-value="5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8">
      <text:list-level-style-number text:level="1" style:num-suffix="." style:num-format="1" text:start-value="6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9">
      <text:list-level-style-number text:level="1" style:num-suffix="." style:num-format="1" text:start-value="7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0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1">
      <text:list-level-style-number text:level="1" style:num-suffix=".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2">
      <text:list-level-style-number text:level="1" style:num-suffix=".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3">
      <text:list-level-style-number text:level="1" style:num-suffix="." style:num-format="1" text:start-value="4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4">
      <text:list-level-style-number text:level="1" style:num-suffix="." style:num-format="1" text:start-value="5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5">
      <text:list-level-style-number text:level="1" style:num-suffix="." style:num-format="1" text:start-value="6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</office:automatic-styles>
  <office:master-styles>
    <style:master-page style:name="Standard" style:page-layout-name="pm1">
      <style:header>
        <text:p text:style-name="P1">WORKSHEET 7</text:p>
      </style:header>
      <style:footer>
        <text:p text:style-name="P2">Department of Computer Science and Engineering, Anna University Chenna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5-19T09:05:36</meta:creation-date>
    <dc:creator>gbbama</dc:creator>
    <dc:date>2009-05-26T08:27:35</dc:date>
    <meta:editing-cycles>12</meta:editing-cycles>
    <meta:editing-duration>PT45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6" meta:word-count="91" meta:character-count="1666"/>
  </office:meta>
</office:document-meta>
</file>